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B0000007983FD9E001FECF4020.jpg" manifest:media-type="image/jpeg"/>
  <manifest:file-entry manifest:full-path="Pictures/100002010000078700000A455F755F20AFF88230.png" manifest:media-type="image/png"/>
  <manifest:file-entry manifest:full-path="Pictures/10000000000005A60000079C1DCF7C745680F22A.jpg" manifest:media-type="image/jpeg"/>
  <manifest:file-entry manifest:full-path="Pictures/10000000000005A7000007CA573F46A079B414D3.jpg" manifest:media-type="image/jpeg"/>
  <manifest:file-entry manifest:full-path="Pictures/10000000000005A8000007D4DC4A509E5E2034AC.jpg" manifest:media-type="image/jpeg"/>
  <manifest:file-entry manifest:full-path="Pictures/10000000000005A7000007774064772EF89E052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line-height="100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line-height="100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line-height="100%" fo:text-align="center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line-height="100%" fo:text-align="end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line-height="115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line-height="115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line-height="115%" fo:text-align="end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cm" fo:margin-right="0cm" fo:line-height="97%" fo:text-align="start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cm" fo:margin-right="0cm" fo:margin-top="0cm" fo:margin-bottom="0.12cm" loext:contextual-spacing="false" fo:line-height="115%" fo:text-align="end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0cm" fo:margin-top="0cm" fo:margin-bottom="0.305cm" loext:contextual-spacing="false" fo:line-height="115%" fo:text-align="start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cm" fo:margin-right="0cm" fo:margin-top="0cm" fo:margin-bottom="0.656cm" loext:contextual-spacing="false" fo:line-height="100%" fo:text-align="start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cm" fo:margin-right="0cm" fo:margin-top="0cm" fo:margin-bottom="0.649cm" loext:contextual-spacing="false" fo:line-height="100%" fo:text-align="start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cm" fo:margin-right="0cm" fo:margin-top="0cm" fo:margin-bottom="0.651cm" loext:contextual-spacing="false" fo:line-height="100%" fo:text-align="start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cm" fo:margin-right="0cm" fo:margin-top="0cm" fo:margin-bottom="0.125cm" loext:contextual-spacing="false" fo:line-height="100%" fo:text-align="start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cm" fo:margin-right="0cm" fo:margin-top="0cm" fo:margin-bottom="0.125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cm" fo:margin-right="0cm" fo:margin-top="0cm" fo:margin-bottom="0.183cm" loext:contextual-spacing="false" fo:line-height="100%" fo:text-align="start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cm" fo:margin-right="0cm" fo:margin-top="0cm" fo:margin-bottom="0.66cm" loext:contextual-spacing="false" fo:line-height="100%" fo:text-align="start" style:justify-single-word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cm" fo:margin-right="0cm" fo:margin-top="0cm" fo:margin-bottom="0.041cm" loext:contextual-spacing="false" fo:line-height="100%" fo:text-align="start" style:justify-single-word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cm" fo:margin-right="0.051cm" fo:line-height="115%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.018cm" fo:margin-right="0cm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018cm" fo:margin-right="0cm" fo:margin-top="0cm" fo:margin-bottom="0.049cm" loext:contextual-spacing="false" fo:line-height="102%" fo:text-align="center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018cm" fo:margin-right="0cm" fo:margin-top="0cm" fo:margin-bottom="0.182cm" loext:contextual-spacing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018cm" fo:margin-right="0cm" fo:margin-top="0cm" fo:margin-bottom="0.702cm" loext:contextual-spacing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.018cm" fo:margin-right="0cm" fo:margin-top="0cm" fo:margin-bottom="0.905cm" loext:contextual-spacing="false" fo:line-height="102%" fo:text-align="center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2cm" fo:margin-right="10.537cm" fo:line-height="97%" fo:text-align="start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top="0cm" fo:margin-bottom="0.284cm" loext:contextual-spacing="false"/>
    </style:style>
    <style:style style:name="P28" style:family="paragraph" style:parent-style-name="Normal">
      <style:paragraph-properties fo:margin-left="1.378cm" fo:margin-right="0cm" fo:margin-top="0cm" fo:margin-bottom="0.284cm" loext:contextual-spacing="false" fo:line-height="100%" fo:text-align="start" style:justify-single-word="false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1.002cm" fo:margin-right="0cm" fo:margin-top="0cm" fo:margin-bottom="0.318cm" loext:contextual-spacing="false" fo:line-height="100%" fo:text-align="start" style:justify-single-word="false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0cm" fo:margin-right="0.132cm" fo:text-indent="2cm" style:auto-text-indent="false">
        <style:tab-stops/>
      </style:paragraph-properties>
    </style:style>
    <style:style style:name="P31" style:family="paragraph" style:parent-style-name="Normal">
      <style:paragraph-properties fo:margin-left="0cm" fo:margin-right="0cm" fo:text-indent="2cm" style:auto-text-indent="false">
        <style:tab-stops/>
      </style:paragraph-properties>
    </style:style>
    <style:style style:name="P32" style:family="paragraph" style:parent-style-name="Normal">
      <style:paragraph-properties fo:margin-left="0.018cm" fo:margin-right="0.109cm" fo:line-height="100%" fo:text-align="end" style:justify-single-word="false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1.041cm" fo:margin-right="0cm" fo:margin-top="0cm" fo:margin-bottom="0.286cm" loext:contextual-spacing="false" fo:line-height="100%" fo:text-align="start" style:justify-single-word="false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1.041cm" fo:margin-right="0cm" fo:line-height="100%" fo:text-align="start" style:justify-single-word="false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0.046cm" fo:margin-right="0cm" fo:margin-top="0cm" fo:margin-bottom="0.543cm" loext:contextual-spacing="false" fo:line-height="100%" fo:text-align="start" style:justify-single-word="false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0.046cm" fo:margin-right="0cm" fo:margin-top="0cm" fo:margin-bottom="0.55cm" loext:contextual-spacing="false" fo:line-height="100%" fo:text-align="start" style:justify-single-word="false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0.023cm" fo:margin-right="0cm" fo:margin-top="0cm" fo:margin-bottom="0.542cm" loext:contextual-spacing="false" fo:line-height="100%" fo:text-align="start" style:justify-single-word="false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0.023cm" fo:margin-right="0cm" fo:margin-top="0cm" fo:margin-bottom="0.649cm" loext:contextual-spacing="false" fo:line-height="100%" fo:text-align="start" style:justify-single-word="false" fo:text-indent="0cm" style:auto-text-indent="false">
        <style:tab-stops/>
      </style:paragraph-properties>
    </style:style>
    <style:style style:name="P39" style:family="paragraph" style:parent-style-name="Normal">
      <style:paragraph-properties fo:margin-left="0.307cm" fo:margin-right="0cm" fo:line-height="115%" fo:text-align="start" style:justify-single-word="false" fo:text-indent="0cm" style:auto-text-indent="false">
        <style:tab-stops/>
      </style:paragraph-properties>
    </style:style>
    <style:style style:name="P40" style:family="paragraph" style:parent-style-name="Normal">
      <style:paragraph-properties fo:margin-left="0.041cm" fo:margin-right="0cm" fo:line-height="115%" fo:text-indent="0cm" style:auto-text-indent="false">
        <style:tab-stops/>
      </style:paragraph-properties>
    </style:style>
    <style:style style:name="P41" style:family="paragraph" style:parent-style-name="Normal">
      <style:paragraph-properties fo:margin-left="0.018cm" fo:margin-right="0.134cm" fo:text-indent="0cm" style:auto-text-indent="false">
        <style:tab-stops/>
      </style:paragraph-properties>
    </style:style>
    <style:style style:name="P42" style:family="paragraph" style:parent-style-name="Normal">
      <style:paragraph-properties fo:margin-left="0.009cm" fo:margin-right="0cm" fo:line-height="115%" fo:text-align="start" style:justify-single-word="false" fo:text-indent="0cm" style:auto-text-indent="false">
        <style:tab-stops/>
      </style:paragraph-properties>
    </style:style>
    <style:style style:name="P43" style:family="paragraph" style:parent-style-name="Normal">
      <style:paragraph-properties fo:margin-left="0.018cm" fo:margin-right="0cm" fo:line-height="115%" fo:text-align="start" style:justify-single-word="false" fo:text-indent="0cm" style:auto-text-indent="false">
        <style:tab-stops/>
      </style:paragraph-properties>
    </style:style>
    <style:style style:name="P44" style:family="paragraph" style:parent-style-name="Normal">
      <style:paragraph-properties fo:margin-left="0cm" fo:margin-right="0.134cm" fo:text-indent="2cm" style:auto-text-indent="false">
        <style:tab-stops/>
      </style:paragraph-properties>
    </style:style>
    <style:style style:name="P45" style:family="paragraph" style:parent-style-name="Normal">
      <style:paragraph-properties fo:margin-left="-2.702cm" fo:margin-right="0cm" fo:line-height="100%" fo:text-align="center" style:justify-single-word="false" fo:text-indent="0cm" style:auto-text-indent="false">
        <style:tab-stops/>
      </style:paragraph-properties>
    </style:style>
    <style:style style:name="P46" style:family="paragraph" style:parent-style-name="Normal">
      <style:paragraph-properties fo:margin-left="4.255cm" fo:margin-right="0.695cm" fo:line-height="100%" fo:text-align="end" style:justify-single-word="false" fo:text-indent="0cm" style:auto-text-indent="false">
        <style:tab-stops/>
      </style:paragraph-properties>
    </style:style>
    <style:style style:name="P47" style:family="paragraph" style:parent-style-name="Normal">
      <style:paragraph-properties fo:margin-left="4.255cm" fo:margin-right="0.467cm" fo:line-height="100%" fo:text-align="end" style:justify-single-word="false" fo:text-indent="0cm" style:auto-text-indent="false">
        <style:tab-stops/>
      </style:paragraph-properties>
    </style:style>
    <style:style style:name="P48" style:family="paragraph" style:parent-style-name="Normal">
      <style:paragraph-properties fo:margin-left="0.993cm" fo:margin-right="0cm" fo:line-height="98%" fo:text-indent="0cm" style:auto-text-indent="false">
        <style:tab-stops/>
      </style:paragraph-properties>
    </style:style>
    <style:style style:name="P49" style:family="paragraph" style:parent-style-name="Normal">
      <style:paragraph-properties fo:margin-left="10.615cm" fo:margin-right="0cm" fo:text-indent="0cm" style:auto-text-indent="false">
        <style:tab-stops/>
      </style:paragraph-properties>
    </style:style>
    <style:style style:name="P50" style:family="paragraph" style:parent-style-name="Normal">
      <style:paragraph-properties fo:margin-left="10.585cm" fo:margin-right="0cm" fo:line-height="100%" fo:text-align="start" style:justify-single-word="false" fo:text-indent="0cm" style:auto-text-indent="false">
        <style:tab-stops/>
      </style:paragraph-properties>
    </style:style>
    <style:style style:name="P51" style:family="paragraph" style:parent-style-name="Normal">
      <style:paragraph-properties fo:margin-left="0.975cm" fo:margin-right="0.139cm" fo:margin-top="0cm" fo:margin-bottom="0.152cm" loext:contextual-spacing="false" fo:line-height="139%" fo:text-indent="8.348cm" style:auto-text-indent="false">
        <style:tab-stops/>
      </style:paragraph-properties>
    </style:style>
    <style:style style:name="P52" style:family="paragraph" style:parent-style-name="Normal">
      <style:paragraph-properties fo:margin-left="2.85cm" fo:margin-right="0cm" fo:line-height="100%" fo:text-align="start" style:justify-single-word="false" fo:text-indent="0cm" style:auto-text-indent="false">
        <style:tab-stops/>
      </style:paragraph-properties>
    </style:style>
    <style:style style:name="P53" style:family="paragraph" style:parent-style-name="Normal">
      <style:paragraph-properties fo:margin-left="1.02cm" fo:margin-right="5.214cm" fo:margin-top="0cm" fo:margin-bottom="0.266cm" loext:contextual-spacing="false" fo:line-height="182%" fo:text-indent="0cm" style:auto-text-indent="false">
        <style:tab-stops/>
      </style:paragraph-properties>
    </style:style>
    <style:style style:name="P54" style:family="paragraph" style:parent-style-name="Normal">
      <style:paragraph-properties fo:margin-left="1.02cm" fo:margin-right="2.265cm" fo:margin-top="0cm" fo:margin-bottom="0.266cm" loext:contextual-spacing="false" fo:line-height="182%" fo:text-indent="0cm" style:auto-text-indent="false">
        <style:tab-stops/>
      </style:paragraph-properties>
    </style:style>
    <style:style style:name="P55" style:family="paragraph" style:parent-style-name="Normal">
      <style:paragraph-properties fo:margin-left="1.02cm" fo:margin-right="0cm" fo:text-indent="0cm" style:auto-text-indent="false">
        <style:tab-stops/>
      </style:paragraph-properties>
    </style:style>
    <style:style style:name="P56" style:family="paragraph" style:parent-style-name="Normal">
      <style:paragraph-properties fo:margin-left="4.77cm" fo:margin-right="0cm" fo:margin-top="0cm" fo:margin-bottom="0.284cm" loext:contextual-spacing="false" fo:text-indent="0cm" style:auto-text-indent="false">
        <style:tab-stops/>
      </style:paragraph-properties>
    </style:style>
    <style:style style:name="P57" style:family="paragraph" style:parent-style-name="Normal">
      <style:paragraph-properties fo:margin-left="4.77cm" fo:margin-right="0cm" fo:text-indent="0cm" style:auto-text-indent="false">
        <style:tab-stops/>
      </style:paragraph-properties>
    </style:style>
    <style:style style:name="P58" style:family="paragraph" style:parent-style-name="Normal">
      <style:paragraph-properties fo:margin-left="4.77cm" fo:margin-right="0cm" fo:margin-top="0cm" fo:margin-bottom="0.49cm" loext:contextual-spacing="false" fo:text-indent="0cm" style:auto-text-indent="false">
        <style:tab-stops/>
      </style:paragraph-properties>
    </style:style>
    <style:style style:name="P59" style:family="paragraph" style:parent-style-name="Normal">
      <style:paragraph-properties fo:margin-left="4.752cm" fo:margin-right="0cm" fo:margin-top="0cm" fo:margin-bottom="0.284cm" loext:contextual-spacing="false" fo:text-indent="-3.75cm" style:auto-text-indent="false">
        <style:tab-stops/>
      </style:paragraph-properties>
    </style:style>
    <style:style style:name="P60" style:family="paragraph" style:parent-style-name="Normal">
      <style:paragraph-properties fo:margin-left="4.752cm" fo:margin-right="0cm" fo:text-indent="-3.75cm" style:auto-text-indent="false">
        <style:tab-stops/>
      </style:paragraph-properties>
    </style:style>
    <style:style style:name="P61" style:family="paragraph" style:parent-style-name="Normal">
      <style:paragraph-properties fo:margin-left="0cm" fo:margin-right="0.136cm" fo:line-height="100%" fo:text-align="end" style:justify-single-word="false" fo:text-indent="0cm" style:auto-text-indent="false">
        <style:tab-stops/>
      </style:paragraph-properties>
    </style:style>
    <style:style style:name="P62" style:family="paragraph" style:parent-style-name="Normal">
      <style:paragraph-properties fo:margin-left="1.002cm" fo:margin-right="11.054cm" fo:margin-top="0cm" fo:margin-bottom="0.266cm" loext:contextual-spacing="false" fo:line-height="181%" fo:text-align="start" style:justify-single-word="false" fo:text-indent="-1.002cm" style:auto-text-indent="false">
        <style:tab-stops/>
      </style:paragraph-properties>
    </style:style>
    <style:style style:name="P63" style:family="paragraph" style:parent-style-name="Normal">
      <style:paragraph-properties fo:margin-left="0.522cm" fo:margin-right="0cm" fo:line-height="115%" fo:text-indent="0.004cm" style:auto-text-indent="false">
        <style:tab-stops/>
      </style:paragraph-properties>
    </style:style>
    <style:style style:name="P64" style:family="paragraph" style:parent-style-name="Normal">
      <style:paragraph-properties fo:margin-left="16.995cm" fo:margin-right="0cm" fo:line-height="100%" fo:text-indent="0cm" style:auto-text-indent="false">
        <style:tab-stops/>
      </style:paragraph-properties>
    </style:style>
    <style:style style:name="P65" style:family="paragraph" style:parent-style-name="Normal">
      <style:paragraph-properties fo:margin-left="16.993cm" fo:margin-right="0cm" fo:line-height="100%" fo:text-indent="0cm" style:auto-text-indent="false">
        <style:tab-stops/>
      </style:paragraph-properties>
    </style:style>
    <style:style style:name="P66" style:family="paragraph" style:parent-style-name="Normal">
      <style:paragraph-properties fo:margin-left="-0.009cm" fo:margin-right="0cm" fo:margin-top="0cm" fo:margin-bottom="0.041cm" loext:contextual-spacing="false" fo:line-height="102%" fo:text-align="start" style:justify-single-word="false" fo:text-indent="0cm" style:auto-text-indent="false">
        <style:tab-stops/>
      </style:paragraph-properties>
    </style:style>
    <style:style style:name="P67" style:family="paragraph" style:parent-style-name="Normal">
      <style:paragraph-properties fo:margin-left="-0.009cm" fo:margin-right="0cm" fo:margin-top="0cm" fo:margin-bottom="0.198cm" loext:contextual-spacing="false" fo:line-height="102%" fo:text-align="start" style:justify-single-word="false" fo:text-indent="0cm" style:auto-text-indent="false">
        <style:tab-stops/>
      </style:paragraph-properties>
    </style:style>
    <style:style style:name="P68" style:family="paragraph" style:parent-style-name="Normal">
      <style:paragraph-properties fo:margin-left="-0.009cm" fo:margin-right="0cm" fo:margin-top="0cm" fo:margin-bottom="1.113cm" loext:contextual-spacing="false" fo:line-height="102%" fo:text-align="start" style:justify-single-word="false" fo:text-indent="0cm" style:auto-text-indent="false">
        <style:tab-stops/>
      </style:paragraph-properties>
    </style:style>
    <style:style style:name="P69" style:family="paragraph" style:parent-style-name="Normal">
      <style:paragraph-properties fo:margin-left="0cm" fo:margin-right="0.247cm" fo:margin-top="0cm" fo:margin-bottom="0.187cm" loext:contextual-spacing="false" fo:line-height="116%" fo:text-align="center" style:justify-single-word="false" fo:text-indent="0cm" style:auto-text-indent="false">
        <style:tab-stops/>
      </style:paragraph-properties>
    </style:style>
    <style:style style:name="P70" style:family="paragraph" style:parent-style-name="Normal">
      <style:paragraph-properties fo:margin-left="5.375cm" fo:margin-right="4.066cm" fo:line-height="125%" fo:text-indent="-0.621cm" style:auto-text-indent="false">
        <style:tab-stops/>
      </style:paragraph-properties>
    </style:style>
    <style:style style:name="P71" style:family="paragraph" style:parent-style-name="Normal">
      <style:paragraph-properties fo:margin-left="5.211cm" fo:margin-right="0cm" fo:text-indent="0cm" style:auto-text-indent="false">
        <style:tab-stops/>
      </style:paragraph-properties>
    </style:style>
    <style:style style:name="P72" style:family="paragraph" style:parent-style-name="Normal">
      <style:paragraph-properties fo:margin-left="1.002cm" fo:margin-right="0.141cm" fo:text-indent="0.998cm" style:auto-text-indent="false">
        <style:tab-stops/>
      </style:paragraph-properties>
    </style:style>
    <style:style style:name="P73" style:family="paragraph" style:parent-style-name="Normal">
      <style:paragraph-properties fo:margin-left="0.002cm" fo:margin-right="0cm" fo:line-height="100%" fo:text-align="start" style:justify-single-word="false" fo:text-indent="0cm" style:auto-text-indent="false">
        <style:tab-stops/>
      </style:paragraph-properties>
    </style:style>
    <style:style style:name="P74" style:family="paragraph" style:parent-style-name="Normal">
      <style:paragraph-properties fo:margin-left="0.002cm" fo:margin-right="0cm" fo:line-height="115%" fo:text-align="start" style:justify-single-word="false" fo:text-indent="0cm" style:auto-text-indent="false">
        <style:tab-stops/>
      </style:paragraph-properties>
    </style:style>
    <style:style style:name="P75" style:family="paragraph" style:parent-style-name="Normal">
      <style:paragraph-properties fo:margin-left="0.002cm" fo:margin-right="0cm" fo:line-height="115%" fo:text-indent="0cm" style:auto-text-indent="false">
        <style:tab-stops/>
      </style:paragraph-properties>
    </style:style>
    <style:style style:name="P76" style:family="paragraph" style:parent-style-name="Heading_20_1" style:list-style-name="">
      <style:paragraph-properties fo:line-height="100%" fo:keep-together="always" fo:hyphenation-ladder-count="no-limit">
        <style:tab-stops/>
      </style:paragraph-properties>
      <style:text-properties fo:hyphenate="false"/>
    </style:style>
    <style:style style:name="P77" style:family="paragraph" style:parent-style-name="Heading_20_1">
      <style:paragraph-properties fo:margin-top="0cm" fo:margin-bottom="0.056cm" loext:contextual-spacing="false"/>
    </style:style>
    <style:style style:name="P78" style:family="paragraph" style:parent-style-name="Heading_20_1">
      <style:paragraph-properties fo:margin-top="0cm" fo:margin-bottom="0.09cm" loext:contextual-spacing="false"/>
    </style:style>
    <style:style style:name="P79" style:family="paragraph" style:parent-style-name="Heading_20_1">
      <style:paragraph-properties fo:break-before="page"/>
    </style:style>
    <style:style style:name="P80" style:family="paragraph" style:parent-style-name="Normal" style:master-page-name="MP0">
      <style:paragraph-properties fo:margin-left="0cm" fo:margin-right="0cm" fo:margin-top="0cm" fo:margin-bottom="0.667cm" loext:contextual-spacing="false" fo:line-height="97%" fo:text-align="center" style:justify-single-word="false" fo:text-indent="0cm" style:auto-text-indent="false" style:page-number="auto" fo:break-before="page">
        <style:tab-stops/>
      </style:paragraph-properties>
    </style:style>
    <style:style style:name="P81" style:family="paragraph" style:parent-style-name="Normal" style:list-style-name="L1">
      <style:paragraph-properties fo:margin-left="0cm" fo:margin-right="0cm" fo:text-indent="2cm" style:auto-text-indent="false"/>
    </style:style>
    <style:style style:name="P82" style:family="paragraph" style:parent-style-name="Normal" style:list-style-name="L7">
      <style:paragraph-properties fo:margin-left="0cm" fo:margin-right="0cm" fo:text-indent="2cm" style:auto-text-indent="false"/>
    </style:style>
    <style:style style:name="P83" style:family="paragraph" style:parent-style-name="Normal" style:list-style-name="L1">
      <style:paragraph-properties fo:margin-left="0cm" fo:margin-right="0cm" fo:margin-top="0cm" fo:margin-bottom="0.702cm" loext:contextual-spacing="false" fo:text-indent="2cm" style:auto-text-indent="false"/>
    </style:style>
    <style:style style:name="P84" style:family="paragraph" style:parent-style-name="Normal" style:list-style-name="L2">
      <style:paragraph-properties fo:margin-left="0cm" fo:margin-right="0cm" fo:line-height="97%" fo:text-align="start" style:justify-single-word="false" fo:text-indent="0cm" style:auto-text-indent="false"/>
    </style:style>
    <style:style style:name="P85" style:family="paragraph" style:parent-style-name="Normal" style:list-style-name="L2">
      <style:paragraph-properties fo:margin-left="0cm" fo:margin-right="0cm" fo:line-height="100%" fo:text-align="start" style:justify-single-word="false" fo:text-indent="0cm" style:auto-text-indent="false"/>
    </style:style>
    <style:style style:name="P86" style:family="paragraph" style:parent-style-name="Normal" style:list-style-name="L2">
      <style:paragraph-properties fo:margin-left="0cm" fo:margin-right="0cm" fo:line-height="115%" fo:text-align="start" style:justify-single-word="false" fo:text-indent="0cm" style:auto-text-indent="false"/>
    </style:style>
    <style:style style:name="P87" style:family="paragraph" style:parent-style-name="Normal" style:list-style-name="L3">
      <style:paragraph-properties fo:margin-left="0cm" fo:margin-right="0cm" fo:line-height="100%" fo:text-align="start" style:justify-single-word="false" fo:text-indent="-0.443cm" style:auto-text-indent="false"/>
    </style:style>
    <style:style style:name="P88" style:family="paragraph" style:parent-style-name="Normal" style:list-style-name="L3">
      <style:paragraph-properties fo:margin-left="0cm" fo:margin-right="0cm" fo:line-height="115%" fo:text-align="start" style:justify-single-word="false" fo:text-indent="-0.443cm" style:auto-text-indent="false"/>
    </style:style>
    <style:style style:name="P89" style:family="paragraph" style:parent-style-name="Normal" style:list-style-name="L4">
      <style:paragraph-properties fo:margin-left="1.658cm" fo:margin-right="0cm" fo:margin-top="0cm" fo:margin-bottom="0.286cm" loext:contextual-spacing="false" fo:line-height="100%" fo:text-align="start" style:justify-single-word="false" fo:text-indent="-0.635cm" style:auto-text-indent="false">
        <style:tab-stops/>
      </style:paragraph-properties>
    </style:style>
    <style:style style:name="P90" style:family="paragraph" style:parent-style-name="Normal" style:list-style-name="L9">
      <style:paragraph-properties fo:margin-left="1.658cm" fo:margin-right="0cm" fo:margin-top="0cm" fo:margin-bottom="0.286cm" loext:contextual-spacing="false" fo:line-height="100%" fo:text-align="start" style:justify-single-word="false" fo:text-indent="-0.635cm" style:auto-text-indent="false">
        <style:tab-stops/>
      </style:paragraph-properties>
    </style:style>
    <style:style style:name="P91" style:family="paragraph" style:parent-style-name="Normal" style:list-style-name="L9">
      <style:paragraph-properties fo:margin-left="1.658cm" fo:margin-right="0cm" fo:margin-top="0cm" fo:margin-bottom="0.496cm" loext:contextual-spacing="false" fo:line-height="100%" fo:text-align="start" style:justify-single-word="false" fo:text-indent="-0.635cm" style:auto-text-indent="false">
        <style:tab-stops/>
      </style:paragraph-properties>
    </style:style>
    <style:style style:name="P92" style:family="paragraph" style:parent-style-name="Normal" style:list-style-name="L4">
      <style:paragraph-properties fo:margin-left="0cm" fo:margin-right="0cm" fo:text-indent="-0.443cm" style:auto-text-indent="false"/>
    </style:style>
    <style:style style:name="P93" style:family="paragraph" style:parent-style-name="Normal" style:list-style-name="L6">
      <style:paragraph-properties fo:margin-left="0cm" fo:margin-right="0cm" fo:line-height="100%" fo:text-align="start" style:justify-single-word="false" fo:text-indent="-0.443cm" style:auto-text-indent="false"/>
    </style:style>
    <style:style style:name="P94" style:family="paragraph" style:parent-style-name="Normal" style:list-style-name="L4">
      <style:paragraph-properties fo:margin-left="0cm" fo:margin-right="0cm" fo:margin-top="0cm" fo:margin-bottom="0.711cm" loext:contextual-spacing="false" fo:text-indent="-0.443cm" style:auto-text-indent="false"/>
    </style:style>
    <style:style style:name="P95" style:family="paragraph" style:parent-style-name="Normal" style:list-style-name="L5">
      <style:paragraph-properties fo:margin-left="0cm" fo:margin-right="0cm" fo:margin-top="0cm" fo:margin-bottom="0.543cm" loext:contextual-spacing="false" fo:line-height="100%" fo:text-align="start" style:justify-single-word="false" fo:text-indent="-0.635cm" style:auto-text-indent="false"/>
    </style:style>
    <style:style style:name="P96" style:family="paragraph" style:parent-style-name="Normal" style:list-style-name="L5">
      <style:paragraph-properties fo:margin-left="0cm" fo:margin-right="0cm" fo:margin-top="0cm" fo:margin-bottom="0.286cm" loext:contextual-spacing="false" fo:line-height="100%" fo:text-align="start" style:justify-single-word="false" fo:text-indent="-0.635cm" style:auto-text-indent="false"/>
    </style:style>
    <style:style style:name="P97" style:family="paragraph" style:parent-style-name="Normal" style:list-style-name="L5">
      <style:paragraph-properties fo:margin-left="0cm" fo:margin-right="0cm" fo:text-indent="-0.572cm" style:auto-text-indent="false"/>
    </style:style>
    <style:style style:name="P98" style:family="paragraph" style:parent-style-name="Normal" style:list-style-name="L8">
      <style:paragraph-properties fo:margin-left="0cm" fo:margin-right="0cm" fo:margin-top="0cm" fo:margin-bottom="0.178cm" loext:contextual-spacing="false" fo:text-indent="-0.527cm" style:auto-text-indent="false"/>
    </style:style>
    <style:style style:name="P99" style:family="paragraph" style:parent-style-name="Normal" style:list-style-name="L8">
      <style:paragraph-properties fo:margin-left="0cm" fo:margin-right="0cm" fo:text-indent="-0.527cm" style:auto-text-indent="false"/>
    </style:style>
    <style:style style:name="P100" style:family="paragraph" style:parent-style-name="Normal" style:list-style-name="L10">
      <style:paragraph-properties fo:margin-left="0cm" fo:margin-right="0cm" fo:text-indent="-0.499cm" style:auto-text-indent="false"/>
    </style:style>
    <style:style style:name="P101" style:family="paragraph" style:parent-style-name="Normal" style:list-style-name="L11">
      <style:paragraph-properties fo:margin-left="0cm" fo:margin-right="0cm" fo:margin-top="0cm" fo:margin-bottom="0.041cm" loext:contextual-spacing="false" fo:line-height="102%" fo:text-align="start" style:justify-single-word="false" fo:text-indent="-4.5cm" style:auto-text-indent="false"/>
    </style:style>
    <style:style style:name="P102" style:family="paragraph" style:parent-style-name="Normal" style:list-style-name="L12">
      <style:paragraph-properties fo:margin-left="0cm" fo:margin-right="0cm" fo:text-indent="-0.483cm" style:auto-text-indent="false"/>
    </style:style>
    <style:style style:name="P103" style:family="paragraph" style:parent-style-name="Normal">
      <style:paragraph-properties fo:margin-left="0cm" fo:margin-right="0.145cm" fo:line-height="100%" fo:text-align="end" style:justify-single-word="false" fo:text-indent="0cm" style:auto-text-indent="false" fo:break-before="page">
        <style:tab-stops/>
      </style:paragraph-properties>
      <style:text-properties officeooo:paragraph-rsid="000a8e3d"/>
    </style:style>
    <style:style style:name="P104" style:family="paragraph" style:parent-style-name="Normal">
      <style:paragraph-properties fo:margin-left="16.993cm" fo:margin-right="0cm" fo:line-height="100%" fo:text-indent="0cm" style:auto-text-indent="false">
        <style:tab-stops/>
      </style:paragraph-properties>
    </style:style>
    <style:style style:name="P105" style:family="paragraph" style:parent-style-name="Normal">
      <style:paragraph-properties fo:margin-left="16.993cm" fo:margin-right="0cm" fo:line-height="100%" fo:text-indent="0cm" style:auto-text-indent="false" fo:break-before="page">
        <style:tab-stops/>
      </style:paragraph-properties>
    </style:style>
    <style:style style:name="P106" style:family="paragraph">
      <loext:graphic-properties draw:fill="solid" draw:fill-color="#000000" draw:opacity="100%"/>
    </style:style>
    <style:style style:name="T1" style:family="text">
      <style:text-properties fo:font-size="8pt" style:font-size-asian="8pt"/>
    </style:style>
    <style:style style:name="T2" style:family="text">
      <style:text-properties style:font-name="Calibri" fo:font-size="11pt" style:font-name-asian="Calibri" style:font-size-asian="11pt" style:font-name-complex="Calibri"/>
    </style:style>
    <style:style style:name="T3" style:family="text">
      <style:text-properties fo:font-size="16pt" style:text-underline-style="solid" style:text-underline-width="auto" style:text-underline-color="#000000" fo:font-weight="bold" style:text-underline-mode="continuous" style:text-overline-mode="continuous" style:text-line-through-mode="continuous" style:font-size-asian="16pt" style:font-weight-asian="bold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style:text-underline-style="none"/>
    </style:style>
    <style:style style:name="T6" style:family="text">
      <style:text-properties style:font-name="Wingdings" style:font-name-asian="Wingdings" style:font-name-complex="Wingdings"/>
    </style:style>
    <style:style style:name="T7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8" style:family="text"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9" style:family="text">
      <style:text-properties style:font-name="Courier New" fo:font-size="9.5pt" style:font-name-asian="Courier New" style:font-size-asian="9.5pt" style:font-name-complex="Courier New"/>
    </style:style>
    <style:style style:name="T10" style:family="text">
      <style:text-properties style:font-name="Courier New" fo:font-size="13pt" style:font-name-asian="Courier New" style:font-size-asian="13pt" style:font-name-complex="Courier New"/>
    </style:style>
    <style:style style:name="T11" style:family="text">
      <style:text-properties style:font-name="Courier New" fo:font-size="12.5pt" style:font-name-asian="Courier New" style:font-size-asian="12.5pt" style:font-name-complex="Courier New"/>
    </style:style>
    <style:style style:name="T12" style:family="text">
      <style:text-properties style:font-name="Courier New" fo:font-size="8pt" style:font-name-asian="Courier New" style:font-size-asian="8pt" style:font-name-complex="Courier New"/>
    </style:style>
    <style:style style:name="T13" style:family="text">
      <style:text-properties fo:font-weight="bold" style:font-weight-asian="bold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text-underline-style="solid" style:text-underline-width="auto" style:text-underline-color="#000000" style:text-underline-mode="continuous" style:text-overline-mode="continuous" style:text-line-through-mode="continuous" style:font-style-asian="italic"/>
    </style:style>
    <style:style style:name="T16" style:family="text">
      <style:text-properties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style-asian="italic" style:font-weight-asian="bold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style:text-position="sub 67%"/>
    </style:style>
    <style:style style:name="T19" style:family="text">
      <style:text-properties fo:font-size="8.5pt" style:font-size-asian="8.5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vertic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¾">
        <style:list-level-properties text:list-level-position-and-space-mode="label-alignment">
          <style:list-level-label-alignment text:label-followed-by="listtab" fo:margin-left="1.974cm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margin-left="3.879cm"/>
        </style:list-level-properties>
        <style:text-properties style:font-name="Wingdings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margin-left="5.149cm"/>
        </style:list-level-properties>
        <style:text-properties style:font-name="Wingdings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margin-left="6.419cm"/>
        </style:list-level-properties>
        <style:text-properties style:font-name="Wingdings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margin-left="7.689cm"/>
        </style:list-level-properties>
        <style:text-properties style:font-name="Wingdings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margin-left="8.959cm"/>
        </style:list-level-properties>
        <style:text-properties style:font-name="Wingdings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margin-left="10.229cm"/>
        </style:list-level-properties>
        <style:text-properties style:font-name="Wingdings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margin-left="11.499cm"/>
        </style:list-level-properties>
        <style:text-properties style:font-name="Wingdings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margin-left="12.76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1LVL1" text:bullet-char="¾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Wingdings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Wingdings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Wingdings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Wingdings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Wingdings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Wingdings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Wingdings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2LVL1" text:bullet-char="¾">
        <style:list-level-properties text:list-level-position-and-space-mode="label-alignment">
          <style:list-level-label-alignment text:label-followed-by="listtab" fo:margin-left="1.626cm"/>
        </style:list-level-properties>
        <style:text-properties style:font-name="Wingdings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margin-left="3.089cm"/>
        </style:list-level-properties>
        <style:text-properties style:font-name="Wingdings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margin-left="4.359cm"/>
        </style:list-level-properties>
        <style:text-properties style:font-name="Wingdings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margin-left="5.629cm"/>
        </style:list-level-properties>
        <style:text-properties style:font-name="Wingdings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margin-left="6.899cm"/>
        </style:list-level-properties>
        <style:text-properties style:font-name="Wingdings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margin-left="8.169cm"/>
        </style:list-level-properties>
        <style:text-properties style:font-name="Wingdings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margin-left="9.439cm"/>
        </style:list-level-properties>
        <style:text-properties style:font-name="Wingdings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margin-left="10.709cm"/>
        </style:list-level-properties>
        <style:text-properties style:font-name="Wingdings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margin-left="11.9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2LVL1" style:num-suffix=")" style:num-format="A" style:num-letter-sync="true" text:start-value="2">
        <style:list-level-properties text:list-level-position-and-space-mode="label-alignment">
          <style:list-level-label-alignment text:label-followed-by="listtab" fo:margin-left="1.66cm"/>
        </style:list-level-properties>
      </text:list-level-style-number>
      <text:list-level-style-bullet text:level="2" text:style-name="WW_5f_CharLFO2LVL2" text:bullet-char="¾">
        <style:list-level-properties text:list-level-position-and-space-mode="label-alignment">
          <style:list-level-label-alignment text:label-followed-by="listtab" fo:margin-left="2.417cm"/>
        </style:list-level-properties>
        <style:text-properties style:font-name="Wingdings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margin-left="3.879cm"/>
        </style:list-level-properties>
        <style:text-properties style:font-name="Wingdings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margin-left="5.149cm"/>
        </style:list-level-properties>
        <style:text-properties style:font-name="Wingdings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margin-left="6.419cm"/>
        </style:list-level-properties>
        <style:text-properties style:font-name="Wingdings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margin-left="7.689cm"/>
        </style:list-level-properties>
        <style:text-properties style:font-name="Wingdings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margin-left="8.959cm"/>
        </style:list-level-properties>
        <style:text-properties style:font-name="Wingdings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margin-left="10.229cm"/>
        </style:list-level-properties>
        <style:text-properties style:font-name="Wingdings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margin-left="11.49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3LVL1" style:num-suffix=")" style:num-format="A" style:num-letter-sync="true">
        <style:list-level-properties text:list-level-position-and-space-mode="label-alignment">
          <style:list-level-label-alignment text:label-followed-by="listtab" fo:margin-left="1.658cm"/>
        </style:list-level-properties>
      </text:list-level-style-number>
      <text:list-level-style-bullet text:level="2" text:style-name="WW_5f_CharLFO3LVL2" text:bullet-char="¾">
        <style:list-level-properties text:list-level-position-and-space-mode="label-alignment">
          <style:list-level-label-alignment text:label-followed-by="listtab" fo:margin-left="2.545cm"/>
        </style:list-level-properties>
        <style:text-properties style:font-name="Wingdings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margin-left="3.879cm"/>
        </style:list-level-properties>
        <style:text-properties style:font-name="Wingdings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margin-left="5.149cm"/>
        </style:list-level-properties>
        <style:text-properties style:font-name="Wingdings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margin-left="6.419cm"/>
        </style:list-level-properties>
        <style:text-properties style:font-name="Wingdings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margin-left="7.689cm"/>
        </style:list-level-properties>
        <style:text-properties style:font-name="Wingdings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margin-left="8.959cm"/>
        </style:list-level-properties>
        <style:text-properties style:font-name="Wingdings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margin-left="10.229cm"/>
        </style:list-level-properties>
        <style:text-properties style:font-name="Wingdings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margin-left="11.49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4LVL1" text:bullet-char="¾">
        <style:list-level-properties text:list-level-position-and-space-mode="label-alignment">
          <style:list-level-label-alignment text:label-followed-by="listtab" fo:margin-left="2.443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margin-left="3.905cm"/>
        </style:list-level-properties>
        <style:text-properties style:font-name="Wingdings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margin-left="5.175cm"/>
        </style:list-level-properties>
        <style:text-properties style:font-name="Wingdings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margin-left="6.445cm"/>
        </style:list-level-properties>
        <style:text-properties style:font-name="Wingdings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margin-left="7.715cm"/>
        </style:list-level-properties>
        <style:text-properties style:font-name="Wingdings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margin-left="8.985cm"/>
        </style:list-level-properties>
        <style:text-properties style:font-name="Wingdings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margin-left="10.255cm"/>
        </style:list-level-properties>
        <style:text-properties style:font-name="Wingdings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margin-left="11.525cm"/>
        </style:list-level-properties>
        <style:text-properties style:font-name="Wingdings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5LVL1" text:bullet-char="ª">
        <style:list-level-properties text:list-level-position-and-space-mode="label-alignment">
          <style:list-level-label-alignment text:label-followed-by="listtab" fo:margin-left="1.974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margin-left="3.879cm"/>
        </style:list-level-properties>
        <style:text-properties style:font-name="Wingdings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margin-left="5.149cm"/>
        </style:list-level-properties>
        <style:text-properties style:font-name="Wingdings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margin-left="6.419cm"/>
        </style:list-level-properties>
        <style:text-properties style:font-name="Wingdings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margin-left="7.689cm"/>
        </style:list-level-properties>
        <style:text-properties style:font-name="Wingdings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margin-left="8.959cm"/>
        </style:list-level-properties>
        <style:text-properties style:font-name="Wingdings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margin-left="10.229cm"/>
        </style:list-level-properties>
        <style:text-properties style:font-name="Wingdings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margin-left="11.499cm"/>
        </style:list-level-properties>
        <style:text-properties style:font-name="Wingdings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margin-left="12.76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6LVL1" text:bullet-char="ª">
        <style:list-level-properties text:list-level-position-and-space-mode="label-alignment">
          <style:list-level-label-alignment text:label-followed-by="listtab" fo:margin-left="2.501cm"/>
        </style:list-level-properties>
        <style:text-properties style:font-name="Wingdings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margin-left="3.879cm"/>
        </style:list-level-properties>
        <style:text-properties style:font-name="Wingdings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margin-left="5.149cm"/>
        </style:list-level-properties>
        <style:text-properties style:font-name="Wingdings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margin-left="6.419cm"/>
        </style:list-level-properties>
        <style:text-properties style:font-name="Wingdings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margin-left="7.689cm"/>
        </style:list-level-properties>
        <style:text-properties style:font-name="Wingdings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margin-left="8.959cm"/>
        </style:list-level-properties>
        <style:text-properties style:font-name="Wingdings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margin-left="10.229cm"/>
        </style:list-level-properties>
        <style:text-properties style:font-name="Wingdings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margin-left="11.499cm"/>
        </style:list-level-properties>
        <style:text-properties style:font-name="Wingdings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margin-left="12.76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7LVL1" style:num-suffix=")" style:num-format="A" style:num-letter-sync="true">
        <style:list-level-properties text:list-level-position-and-space-mode="label-alignment">
          <style:list-level-label-alignment text:label-followed-by="listtab" fo:margin-left="1.66cm"/>
        </style:list-level-properties>
      </text:list-level-style-number>
      <text:list-level-style-number text:level="2" text:style-name="WW_5f_CharLFO7LVL2" style:num-format="a" style:num-letter-sync="true">
        <style:list-level-properties text:list-level-position-and-space-mode="label-alignment">
          <style:list-level-label-alignment text:label-followed-by="listtab" fo:margin-left="2.928cm"/>
        </style:list-level-properties>
      </text:list-level-style-number>
      <text:list-level-style-number text:level="3" text:style-name="WW_5f_CharLFO7LVL3" style:num-format="i">
        <style:list-level-properties text:list-level-position-and-space-mode="label-alignment">
          <style:list-level-label-alignment text:label-followed-by="listtab" fo:margin-left="4.198cm"/>
        </style:list-level-properties>
      </text:list-level-style-number>
      <text:list-level-style-number text:level="4" text:style-name="WW_5f_CharLFO7LVL4" style:num-format="1">
        <style:list-level-properties text:list-level-position-and-space-mode="label-alignment">
          <style:list-level-label-alignment text:label-followed-by="listtab" fo:margin-left="5.468cm"/>
        </style:list-level-properties>
      </text:list-level-style-number>
      <text:list-level-style-number text:level="5" text:style-name="WW_5f_CharLFO7LVL5" style:num-format="a" style:num-letter-sync="true">
        <style:list-level-properties text:list-level-position-and-space-mode="label-alignment">
          <style:list-level-label-alignment text:label-followed-by="listtab" fo:margin-left="6.738cm"/>
        </style:list-level-properties>
      </text:list-level-style-number>
      <text:list-level-style-number text:level="6" text:style-name="WW_5f_CharLFO7LVL6" style:num-format="i">
        <style:list-level-properties text:list-level-position-and-space-mode="label-alignment">
          <style:list-level-label-alignment text:label-followed-by="listtab" fo:margin-left="8.008cm"/>
        </style:list-level-properties>
      </text:list-level-style-number>
      <text:list-level-style-number text:level="7" text:style-name="WW_5f_CharLFO7LVL7" style:num-format="1">
        <style:list-level-properties text:list-level-position-and-space-mode="label-alignment">
          <style:list-level-label-alignment text:label-followed-by="listtab" fo:margin-left="9.278cm"/>
        </style:list-level-properties>
      </text:list-level-style-number>
      <text:list-level-style-number text:level="8" text:style-name="WW_5f_CharLFO7LVL8" style:num-format="a" style:num-letter-sync="true">
        <style:list-level-properties text:list-level-position-and-space-mode="label-alignment">
          <style:list-level-label-alignment text:label-followed-by="listtab" fo:margin-left="10.548cm"/>
        </style:list-level-properties>
      </text:list-level-style-number>
      <text:list-level-style-number text:level="9" text:style-name="WW_5f_CharLFO7LVL9" style:num-format="i">
        <style:list-level-properties text:list-level-position-and-space-mode="label-alignment">
          <style:list-level-label-alignment text:label-followed-by="listtab" fo:margin-left="11.8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8LVL1" text:bullet-char="¾">
        <style:list-level-properties text:list-level-position-and-space-mode="label-alignment">
          <style:list-level-label-alignment text:label-followed-by="listtab" fo:margin-left="1.501cm"/>
        </style:list-level-properties>
        <style:text-properties style:font-name="Wingdings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margin-left="2.907cm"/>
        </style:list-level-properties>
        <style:text-properties style:font-name="Wingdings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margin-left="4.177cm"/>
        </style:list-level-properties>
        <style:text-properties style:font-name="Wingdings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margin-left="5.447cm"/>
        </style:list-level-properties>
        <style:text-properties style:font-name="Wingdings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margin-left="6.717cm"/>
        </style:list-level-properties>
        <style:text-properties style:font-name="Wingdings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margin-left="7.987cm"/>
        </style:list-level-properties>
        <style:text-properties style:font-name="Wingdings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margin-left="9.257cm"/>
        </style:list-level-properties>
        <style:text-properties style:font-name="Wingdings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margin-left="10.527cm"/>
        </style:list-level-properties>
        <style:text-properties style:font-name="Wingdings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9LVL1" text:bullet-char="*">
        <style:list-level-properties text:list-level-position-and-space-mode="label-alignment">
          <style:list-level-label-alignment text:label-followed-by="listtab" fo:margin-left="4.5cm"/>
        </style:list-level-properties>
        <style:text-properties style:font-name="Courier New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Courier New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Courier New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Courier New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Courier New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Courier New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Courier New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Courier New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0LVL1" text:bullet-char="ª">
        <style:list-level-properties text:list-level-position-and-space-mode="label-alignment">
          <style:list-level-label-alignment text:label-followed-by="listtab" fo:margin-left="2.457cm"/>
        </style:list-level-properties>
        <style:text-properties style:font-name="Wingdings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margin-left="3.879cm"/>
        </style:list-level-properties>
        <style:text-properties style:font-name="Wingdings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margin-left="5.149cm"/>
        </style:list-level-properties>
        <style:text-properties style:font-name="Wingdings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margin-left="6.419cm"/>
        </style:list-level-properties>
        <style:text-properties style:font-name="Wingdings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margin-left="7.689cm"/>
        </style:list-level-properties>
        <style:text-properties style:font-name="Wingdings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margin-left="8.959cm"/>
        </style:list-level-properties>
        <style:text-properties style:font-name="Wingdings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margin-left="10.229cm"/>
        </style:list-level-properties>
        <style:text-properties style:font-name="Wingdings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margin-left="11.499cm"/>
        </style:list-level-properties>
        <style:text-properties style:font-name="Wingdings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margin-left="12.76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solid" draw:fill-color="#000000" draw:opacity="100%" fo:min-height="0cm" fo:min-width="0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draw:frame draw:style-name="fr1" draw:name="Picture 9739" text:anchor-type="paragraph" svg:x="0.111cm" svg:y="0.166cm" svg:width="16.988cm" style:rel-width="scale" svg:height="22.671cm" style:rel-height="scale" draw:z-index="12"><draw:image xlink:href="Pictures/10000000000005B0000007983FD9E001FECF4020.jpg" xlink:type="simple" xlink:show="embed" xlink:actuate="onLoad" loext:mime-type="image/jpeg"/></draw:frame></text:p>
      <text:p text:style-name="P103"><draw:frame draw:style-name="fr2" draw:name="Picture 32521" text:anchor-type="paragraph" svg:x="-0.055cm" svg:y="0.406cm" svg:width="16.995cm" style:rel-width="scale" svg:height="23.186cm" style:rel-height="scale" draw:z-index="13"><draw:image xlink:href="Pictures/100002010000078700000A455F755F20AFF88230.png" xlink:type="simple" xlink:show="embed" xlink:actuate="onLoad" loext:mime-type="image/png"/></draw:frame></text:p>
      <text:p text:style-name="P103"><draw:frame draw:style-name="fr1" draw:name="Picture 9764" text:anchor-type="paragraph" svg:x="0.083cm" svg:y="0.6cm" svg:width="16.986cm" style:rel-width="scale" svg:height="22.872cm" style:rel-height="scale" draw:z-index="14"><draw:image xlink:href="Pictures/10000000000005A60000079C1DCF7C745680F22A.jpg" xlink:type="simple" xlink:show="embed" xlink:actuate="onLoad" loext:mime-type="image/jpeg"/></draw:frame></text:p>
      <text:p text:style-name="P103"><draw:frame draw:style-name="fr1" draw:name="Picture 9776" text:anchor-type="paragraph" svg:x="0.078cm" svg:y="0.406cm" svg:width="16.999cm" style:rel-width="scale" svg:height="23.419cm" style:rel-height="scale" draw:z-index="15"><draw:image xlink:href="Pictures/10000000000005A7000007CA573F46A079B414D3.jpg" xlink:type="simple" xlink:show="embed" xlink:actuate="onLoad" loext:mime-type="image/jpeg"/></draw:frame><text:s/></text:p>
      <text:p text:style-name="P64"><text:s/></text:p>
      <text:p text:style-name="P65"><text:s/></text:p>
      <text:p text:style-name="P65"><draw:frame draw:style-name="fr1" draw:name="Picture 9785" text:anchor-type="paragraph" svg:x="0.141cm" svg:y="0.392cm" svg:width="16.97cm" style:rel-width="scale" svg:height="23.474cm" style:rel-height="scale" draw:z-index="16"><draw:image xlink:href="Pictures/10000000000005A8000007D4DC4A509E5E2034AC.jpg" xlink:type="simple" xlink:show="embed" xlink:actuate="onLoad" loext:mime-type="image/jpeg"/></draw:frame><text:soft-page-break/></text:p>
      <text:p text:style-name="P105"><draw:frame draw:style-name="fr1" draw:name="Picture 9800" text:anchor-type="paragraph" svg:x="-0.056cm" svg:y="0.609cm" svg:width="16.999cm" style:rel-width="scale" svg:height="22.481cm" style:rel-height="scale" draw:z-index="17"><draw:image xlink:href="Pictures/10000000000005A7000007774064772EF89E0522.jpg" xlink:type="simple" xlink:show="embed" xlink:actuate="onLoad" loext:mime-type="image/jpeg"/></draw:frame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Times New Roman" style:font-size-asian="11pt" style:language-asian="fr" style:country-asian="F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Times New Roman" style:font-size-asian="11pt" style:language-asian="fr" style:country-asian="F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-0.009cm" fo:margin-right="-0.026cm" fo:margin-top="0cm" fo:margin-bottom="0.27cm" loext:contextual-spacing="false" fo:line-height="100%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#000000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left="2.009cm" fo:margin-right="4.856cm" fo:margin-top="0cm" fo:margin-bottom="0.577cm" loext:contextual-spacing="false" fo:line-height="115%" fo:text-align="center" style:justify-single-word="false" fo:keep-together="always" fo:hyphenation-ladder-count="no-limit" fo:text-indent="0cm" style:auto-text-indent="false" fo:keep-with-next="always">
        <style:tab-stops/>
      </style:paragraph-properties>
      <style:text-properties fo:color="#000000"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name-complex="Courier New" style:font-family-complex="'Courier New'" style:font-family-generic-complex="modern" style:font-pitch-complex="fixed" fo:hyphenate="false"/>
    </style:style>
    <style:style style:name="Normal" style:family="paragraph">
      <style:paragraph-properties fo:margin-left="1.991cm" fo:margin-right="-0.026cm" fo:margin-top="0cm" fo:margin-bottom="0cm" loext:contextual-spacing="false" fo:line-height="100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Titre_20_2_20_Car" style:display-name="Titre 2 Car" style:family="text">
      <style:text-properties fo:color="#000000"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name-complex="Courier New" style:font-family-complex="'Courier New'" style:font-family-generic-complex="modern" style:font-pitch-complex="fixed"/>
    </style:style>
    <style:style style:name="Titre_20_1_20_Car" style:display-name="Titre 1 Car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#000000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solid" style:text-underline-width="auto" style:text-underline-color="#000000" fo:font-weight="normal" style:text-underline-mode="continuous" style:text-overline-mode="continuous" style:text-line-through-mode="continuous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solid" style:text-underline-width="auto" style:text-underline-color="#000000" fo:font-weight="normal" style:text-underline-mode="continuous" style:text-overline-mode="continuous" style:text-line-through-mode="continuous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solid" style:text-underline-width="auto" style:text-underline-color="#000000" fo:font-weight="normal" style:text-underline-mode="continuous" style:text-overline-mode="continuous" style:text-line-through-mode="continuous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solid" style:text-underline-width="auto" style:text-underline-color="#000000" fo:font-weight="normal" style:text-underline-mode="continuous" style:text-overline-mode="continuous" style:text-line-through-mode="continuous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solid" style:text-underline-width="auto" style:text-underline-color="#000000" fo:font-weight="normal" style:text-underline-mode="continuous" style:text-overline-mode="continuous" style:text-line-through-mode="continuous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solid" style:text-underline-width="auto" style:text-underline-color="#000000" fo:font-weight="normal" style:text-underline-mode="continuous" style:text-overline-mode="continuous" style:text-line-through-mode="continuous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solid" style:text-underline-width="auto" style:text-underline-color="#000000" fo:font-weight="normal" style:text-underline-mode="continuous" style:text-overline-mode="continuous" style:text-line-through-mode="continuous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solid" style:text-underline-width="auto" style:text-underline-color="#000000" fo:font-weight="normal" style:text-underline-mode="continuous" style:text-overline-mode="continuous" style:text-line-through-mode="continuous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solid" style:text-underline-width="auto" style:text-underline-color="#000000" fo:font-weight="normal" style:text-underline-mode="continuous" style:text-overline-mode="continuous" style:text-line-through-mode="continuous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6LVL3" style:display-name="WW_CharLFO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6LVL5" style:display-name="WW_CharLFO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6LVL6" style:display-name="WW_CharLFO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6LVL8" style:display-name="WW_CharLFO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6LVL9" style:display-name="WW_CharLFO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8LVL2" style:display-name="WW_CharLFO8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8LVL3" style:display-name="WW_CharLFO8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8LVL5" style:display-name="WW_CharLFO8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8LVL6" style:display-name="WW_CharLFO8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8LVL8" style:display-name="WW_CharLFO8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8LVL9" style:display-name="WW_CharLFO8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fo:color="#000000" style:text-line-through-style="none" style:text-line-through-type="none" style:text-position="0% 100%" style:font-name="Courier New" fo:font-family="'Courier New'" style:font-family-generic="modern" style:font-pitch="fixed" fo:font-size="8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8pt" style:font-style-asian="normal" style:font-weight-asian="normal"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fo:color="#000000" style:text-line-through-style="none" style:text-line-through-type="none" style:text-position="0% 100%" style:font-name="Courier New" fo:font-family="'Courier New'" style:font-family-generic="modern" style:font-pitch="fixed" fo:font-size="8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8pt" style:font-style-asian="normal" style:font-weight-asian="normal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fo:color="#000000" style:text-line-through-style="none" style:text-line-through-type="none" style:text-position="0% 100%" style:font-name="Courier New" fo:font-family="'Courier New'" style:font-family-generic="modern" style:font-pitch="fixed" fo:font-size="8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8pt" style:font-style-asian="normal" style:font-weight-asian="normal" style:font-name-complex="Courier New" style:font-family-complex="'Courier New'" style:font-family-generic-complex="modern" style:font-pitch-complex="fixed"/>
    </style:style>
    <style:style style:name="WW_5f_CharLFO9LVL4" style:display-name="WW_CharLFO9LVL4" style:family="text">
      <style:text-properties fo:color="#000000" style:text-line-through-style="none" style:text-line-through-type="none" style:text-position="0% 100%" style:font-name="Courier New" fo:font-family="'Courier New'" style:font-family-generic="modern" style:font-pitch="fixed" fo:font-size="8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8pt" style:font-style-asian="normal" style:font-weight-asian="normal"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fo:color="#000000" style:text-line-through-style="none" style:text-line-through-type="none" style:text-position="0% 100%" style:font-name="Courier New" fo:font-family="'Courier New'" style:font-family-generic="modern" style:font-pitch="fixed" fo:font-size="8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8pt" style:font-style-asian="normal" style:font-weight-asian="normal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fo:color="#000000" style:text-line-through-style="none" style:text-line-through-type="none" style:text-position="0% 100%" style:font-name="Courier New" fo:font-family="'Courier New'" style:font-family-generic="modern" style:font-pitch="fixed" fo:font-size="8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8pt" style:font-style-asian="normal" style:font-weight-asian="normal" style:font-name-complex="Courier New" style:font-family-complex="'Courier New'" style:font-family-generic-complex="modern" style:font-pitch-complex="fixed"/>
    </style:style>
    <style:style style:name="WW_5f_CharLFO9LVL7" style:display-name="WW_CharLFO9LVL7" style:family="text">
      <style:text-properties fo:color="#000000" style:text-line-through-style="none" style:text-line-through-type="none" style:text-position="0% 100%" style:font-name="Courier New" fo:font-family="'Courier New'" style:font-family-generic="modern" style:font-pitch="fixed" fo:font-size="8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8pt" style:font-style-asian="normal" style:font-weight-asian="normal"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fo:color="#000000" style:text-line-through-style="none" style:text-line-through-type="none" style:text-position="0% 100%" style:font-name="Courier New" fo:font-family="'Courier New'" style:font-family-generic="modern" style:font-pitch="fixed" fo:font-size="8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8pt" style:font-style-asian="normal" style:font-weight-asian="normal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fo:color="#000000" style:text-line-through-style="none" style:text-line-through-type="none" style:text-position="0% 100%" style:font-name="Courier New" fo:font-family="'Courier New'" style:font-family-generic="modern" style:font-pitch="fixed" fo:font-size="8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8pt" style:font-style-asian="normal" style:font-weight-asian="normal" style:font-name-complex="Courier New" style:font-family-complex="'Courier New'" style:font-family-generic-complex="modern" style:font-pitch-complex="fixed"/>
    </style:style>
    <style:style style:name="WW_5f_CharLFO10LVL1" style:display-name="WW_CharLFO10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0LVL2" style:display-name="WW_CharLFO10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0LVL3" style:display-name="WW_CharLFO10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0LVL5" style:display-name="WW_CharLFO10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0LVL6" style:display-name="WW_CharLFO10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0LVL8" style:display-name="WW_CharLFO10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0LVL9" style:display-name="WW_CharLFO10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1LVL1" style:display-name="WW_CharLFO11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1LVL2" style:display-name="WW_CharLFO11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1LVL3" style:display-name="WW_CharLFO11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1LVL4" style:display-name="WW_CharLFO11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1LVL5" style:display-name="WW_CharLFO11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1LVL6" style:display-name="WW_CharLFO11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1LVL7" style:display-name="WW_CharLFO11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1LVL8" style:display-name="WW_CharLFO11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1LVL9" style:display-name="WW_CharLFO11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2LVL1" style:display-name="WW_CharLFO12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2LVL2" style:display-name="WW_CharLFO12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2LVL3" style:display-name="WW_CharLFO12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2LVL4" style:display-name="WW_CharLFO12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2LVL5" style:display-name="WW_CharLFO12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2LVL6" style:display-name="WW_CharLFO12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2LVL7" style:display-name="WW_CharLFO12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2LVL8" style:display-name="WW_CharLFO12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WW_5f_CharLFO12LVL9" style:display-name="WW_CharLFO12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line-height="100%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cm" fo:margin-right="0cm" fo:line-height="100%" fo:text-align="start" style:justify-single-word="false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cm" fo:margin-right="0.051cm" fo:line-height="115%" fo:text-indent="0cm" style:auto-text-indent="false">
        <style:tab-stops/>
      </style:paragraph-properties>
    </style:style>
    <style:style style:name="MP4" style:family="paragraph">
      <loext:graphic-properties draw:fill="solid" draw:fill-color="#000000" draw:opacity="100%"/>
    </style:style>
    <style:style style:name="MP5" style:family="paragraph" style:parent-style-name="Normal">
      <style:paragraph-properties fo:margin-left="0cm" fo:margin-right="0cm" fo:margin-top="0cm" fo:margin-bottom="0.12cm" loext:contextual-spacing="false" fo:line-height="115%" fo:text-align="end" style:justify-single-word="false" fo:text-indent="0cm" style:auto-text-indent="false">
        <style:tab-stops/>
      </style:paragraph-properties>
    </style:style>
    <style:style style:name="MP6" style:family="paragraph" style:parent-style-name="Normal">
      <style:paragraph-properties fo:margin-left="0cm" fo:margin-right="0cm" fo:line-height="100%" fo:text-align="center" style:justify-single-word="false" fo:text-indent="0cm" style:auto-text-indent="false">
        <style:tab-stops/>
      </style:paragraph-properties>
    </style:style>
    <style:style style:name="MT1" style:family="text">
      <style:text-properties fo:font-size="8pt" style:font-size-asian="8pt"/>
    </style:style>
    <style:style style:name="MT2" style:family="text">
      <style:text-properties style:font-name="Calibri" fo:font-size="11pt" style:font-name-asian="Calibri" style:font-size-asian="11pt" style:font-name-complex="Calibri"/>
    </style:style>
    <style:style style:name="Mgr1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solid" draw:fill-color="#000000" draw:opacity="100%" fo:min-height="0cm" fo:min-width="0cm" style:run-through="back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36cm" fo:margin-bottom="1.187cm" fo:margin-left="2cm" fo:margin-right="1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82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><text:span text:style-name="Police_20_par_20_défaut"><text:span text:style-name="MT1"><text:s/></text:span></text:span></text:p>
        <text:p text:style-name="MP3"><draw:g text:anchor-type="paragraph" draw:z-index="5" draw:name="Group 32787" draw:style-name="Mgr1"><draw:custom-shape draw:name="Shape 33430" draw:style-name="Mgr2" draw:text-style-name="MP4" svg:width="17.107cm" svg:height="0.054cm" svg:x="1.947cm" svg:y="2.223cm"><text:p/><draw:enhanced-geometry svg:viewBox="0 0 6158484 19050" draw:text-areas="?f8 ?f10 ?f9 ?f11" draw:type="non-primitive" draw:enhanced-path="M 0 0 L 6158484 0 6158484 19050 0 19050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58484"/><draw:equation draw:name="f7" draw:formula="?f4 / 19050"/><draw:equation draw:name="f8" draw:formula="0 / ?f6"/><draw:equation draw:name="f9" draw:formula="6158484 / ?f6"/><draw:equation draw:name="f10" draw:formula="0 / ?f7"/><draw:equation draw:name="f11" draw:formula="19050 / ?f7"/></draw:enhanced-geometry></draw:custom-shape><draw:custom-shape draw:name="Shape 33431" draw:style-name="Mgr2" draw:text-style-name="MP4" svg:width="17.107cm" svg:height="0.054cm" svg:x="1.947cm" svg:y="2.117cm"><text:p/><draw:enhanced-geometry svg:viewBox="0 0 6158484 19050" draw:text-areas="?f8 ?f10 ?f9 ?f11" draw:type="non-primitive" draw:enhanced-path="M 0 0 L 6158484 0 6158484 19050 0 19050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58484"/><draw:equation draw:name="f7" draw:formula="?f4 / 19050"/><draw:equation draw:name="f8" draw:formula="0 / ?f6"/><draw:equation draw:name="f9" draw:formula="6158484 / ?f6"/><draw:equation draw:name="f10" draw:formula="0 / ?f7"/><draw:equation draw:name="f11" draw:formula="19050 / ?f7"/></draw:enhanced-geometry></draw:custom-shape></draw:g><text:span text:style-name="Police_20_par_20_défaut"><text:span text:style-name="MT2"/></text:span></text:p>
      </style:header>
      <style:footer>
        <text:p text:style-name="MP5"><draw:g text:anchor-type="paragraph" draw:z-index="11" draw:name="Group 32794" draw:style-name="Mgr1"><draw:custom-shape draw:name="Shape 33436" draw:style-name="Mgr2" draw:text-style-name="MP4" svg:width="17.107cm" svg:height="0.054cm" svg:x="1.947cm" svg:y="27.608cm"><text:p/><draw:enhanced-geometry svg:viewBox="0 0 6158484 19050" draw:text-areas="?f8 ?f10 ?f9 ?f11" draw:type="non-primitive" draw:enhanced-path="M 0 0 L 6158484 0 6158484 19050 0 19050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58484"/><draw:equation draw:name="f7" draw:formula="?f4 / 19050"/><draw:equation draw:name="f8" draw:formula="0 / ?f6"/><draw:equation draw:name="f9" draw:formula="6158484 / ?f6"/><draw:equation draw:name="f10" draw:formula="0 / ?f7"/><draw:equation draw:name="f11" draw:formula="19050 / ?f7"/></draw:enhanced-geometry></draw:custom-shape><draw:custom-shape draw:name="Shape 33437" draw:style-name="Mgr2" draw:text-style-name="MP4" svg:width="17.107cm" svg:height="0.054cm" svg:x="1.947cm" svg:y="27.714cm"><text:p/><draw:enhanced-geometry svg:viewBox="0 0 6158484 19050" draw:text-areas="?f8 ?f10 ?f9 ?f11" draw:type="non-primitive" draw:enhanced-path="M 0 0 L 6158484 0 6158484 19050 0 19050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58484"/><draw:equation draw:name="f7" draw:formula="?f4 / 19050"/><draw:equation draw:name="f8" draw:formula="0 / ?f6"/><draw:equation draw:name="f9" draw:formula="6158484 / ?f6"/><draw:equation draw:name="f10" draw:formula="0 / ?f7"/><draw:equation draw:name="f11" draw:formula="19050 / ?f7"/></draw:enhanced-geometry></draw:custom-shape></draw:g><text:span text:style-name="Police_20_par_20_défaut"><text:span text:style-name="MT2"/></text:span></text:p>
        <text:p text:style-name="MP6">Page n°<text:page-number text:select-page="current">1</text:page-number>/<text:page-count>6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subject/>
    <meta:initial-creator>ROQUE</meta:initial-creator>
    <meta:creation-date>2020-12-06T10:20:00Z</meta:creation-date>
    <dc:date>2020-12-06T11:32:16.560000000</dc:date>
    <meta:editing-cycles>4</meta:editing-cycles>
    <meta:editing-duration>PT11M23S</meta:editing-duration>
    <meta:document-statistic meta:table-count="0" meta:image-count="6" meta:object-count="0" meta:page-count="6" meta:paragraph-count="6" meta:word-count="2" meta:character-count="19" meta:non-whitespace-character-count="11"/>
    <meta:template xlink:type="simple" xlink:actuate="onRequest" xlink:title="" xlink:href="../68hc11_v2.odt/Normal.dotm"/>
  </office:meta>
</office:document-meta>
</file>